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8pt" style:font-size-asian="18pt" style:font-size-complex="18pt"/>
    </style:style>
    <style:style style:name="P3" style:parent-style-name="Normal" style:family="paragraph">
      <style:text-properties fo:font-size="48pt" style:font-size-asian="48pt" style:font-size-complex="48pt"/>
    </style:style>
    <style:style style:name="P4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5" style:parent-style-name="Normal" style:family="paragraph">
      <style:paragraph-properties fo:text-align="center"/>
      <style:text-properties fo:font-size="36pt" style:font-size-asian="36pt" style:font-size-complex="36pt"/>
    </style:style>
    <style:style style:name="T6" style:parent-style-name="DefaultParagraphFont" style:family="text">
      <style:text-properties fo:font-size="48pt" style:font-size-asian="48pt" style:font-size-complex="48pt"/>
    </style:style>
    <style:style style:name="T7" style:parent-style-name="DefaultParagraphFont" style:family="text">
      <style:text-properties fo:font-size="48pt" style:font-size-asian="48pt" style:font-size-complex="48pt"/>
    </style:style>
    <style:style style:name="P8" style:parent-style-name="Normal" style:family="paragraph">
      <style:text-properties fo:font-size="48pt" style:font-size-asian="48pt" style:font-size-complex="48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style:font-name="Roboto" style:font-name-asian="Roboto" style:font-name-complex="Roboto" fo:color="#0000CC" fo:font-size="8pt" style:font-size-asian="8pt" style:font-size-complex="8pt"/>
    </style:style>
    <style:style style:name="P15" style:parent-style-name="Normal" style:family="paragraph">
      <style:text-properties style:font-name="Roboto" style:font-name-asian="Roboto" style:font-name-complex="Roboto" fo:color="#CC0000" fo:font-size="8pt" style:font-size-asian="8pt" style:font-size-complex="8pt"/>
    </style:style>
    <style:style style:name="T16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17" style:parent-style-name="DefaultParagraphFont" style:family="text">
      <style:text-properties style:font-name="Roboto" style:font-name-asian="Roboto" style:font-name-complex="Roboto" fo:color="#CC0000" fo:font-size="8pt" style:font-size-asian="8pt" style:font-size-complex="8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Roboto" style:font-name-asian="Roboto" style:font-name-complex="Roboto" fo:color="#CC0000" fo:font-size="8pt" style:font-size-asian="8pt" style:font-size-complex="8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Roboto" style:font-name-asian="Roboto" style:font-name-complex="Roboto" fo:color="#CC0000" fo:font-size="8pt" style:font-size-asian="8pt" style:font-size-complex="8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1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2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3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4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5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6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7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8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29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0" style:parent-style-name="DefaultParagraphFont" style:family="text">
      <style:text-properties style:font-name="Roboto" style:font-name-asian="Roboto" style:font-name-complex="Roboto" fo:color="#0000CC" fo:font-size="8pt" style:font-size-asian="8pt" style:font-size-complex="8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2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3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4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5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6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7" style:parent-style-name="DefaultParagraphFont" style:family="text">
      <style:text-properties style:font-name="Roboto" style:font-name-asian="Roboto" style:font-name-complex="Roboto" fo:color="#CC0000" fo:font-size="8pt" style:font-size-asian="8pt" style:font-size-complex="8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39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40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41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T42" style:parent-style-name="DefaultParagraphFont" style:family="text">
      <style:text-properties style:font-name="Roboto" style:font-name-asian="Roboto" style:font-name-complex="Roboto" fo:color="#58595B" fo:font-size="8pt" style:font-size-asian="8pt" style:font-size-complex="8pt"/>
    </style:style>
    <style:style style:name="P43" style:parent-style-name="Normal" style:family="paragraph">
      <style:text-properties fo:font-size="8pt" style:font-size-asian="8pt" style:font-size-complex="8pt"/>
    </style:style>
  </office:automatic-styles>
  <office:body>
    <office:text text:use-soft-page-breaks="true">
      <text:p text:style-name="P1"><text:span text:style-name="T2">Official COVID-19 Test</text:span></text:p>
      <text:p text:style-name="P3">Do You Have COVID-19</text:p>
      <text:p text:style-name="P4">Circle one.</text:p>
      <text:p text:style-name="P5"/>
      <text:p text:style-name="Normal"><text:span text:style-name="T6"><text:s text:c="6"/>YES <text:s/></text:span><text:tab/><text:tab/><text:tab/><text:tab/><text:tab/><text:span text:style-name="T7">NO</text:span></text:p>
      <text:p text:style-name="P8"/>
      <text:p text:style-name="P9"/>
      <text:p text:style-name="P10"/>
      <text:p text:style-name="P11"/>
      <text:p text:style-name="P12"/>
      <text:p text:style-name="P13">Revision 2021 - 1.1.0.1</text:p>
      <text:p text:style-name="P14">MIT License</text:p>
      <text:p text:style-name="P15">Copyright (c) &lt;year&gt; &lt;copyright holders&gt;</text:p>
      <text:p text:style-name="Normal"><text:span text:style-name="T16">Permission is hereby granted, free of charge, to any person obtaining a copy of<text:s/></text:span><text:span text:style-name="T17">this<text:s/></text:span><text:span text:style-name="T18">document<text:s/></text:span><text:span text:style-name="T19">and associated documentation files</text:span><text:span text:style-name="T20"><text:s/>(the "</text:span><text:span text:style-name="T21">Official COVID-19 Test</text:span><text:span text:style-name="T22">"), to deal in the<text:s/></text:span><text:span text:style-name="T23">Document</text:span><text:span text:style-name="T24"><text:s/>without restriction, including without limitation the rights to use, copy, modify, merge, publish, distribute, sublicense, and/or sell copies of the<text:s/></text:span><text:span text:style-name="T25">Document</text:span><text:span text:style-name="T26">, and to permit persons to whom the<text:s/></text:span><text:span text:style-name="T27">Document<text:s/></text:span><text:span text:style-name="T28">is furnished to do so, subject to the following conditions:</text:span></text:p>
      <text:p text:style-name="Normal"><text:span text:style-name="T29">The above copyright notice and this permission notice<text:s/></text:span><text:span text:style-name="T30">(including the next paragraph)</text:span><text:span text:style-name="T31"><text:s/>shall be included in all copies or substantial portions of the<text:s/></text:span><text:span text:style-name="T32">Document</text:span><text:span text:style-name="T33">.</text:span></text:p>
      <text:p text:style-name="Normal"><text:span text:style-name="T34">THE<text:s/></text:span><text:span text:style-name="T35">DOCUMENT<text:s/></text:span><text:span text:style-name="T36">IS PROVIDED "AS IS", WITHOUT WARRANTY OF ANY KIND, EXPRESS OR IMPLIED, INCLUDING BUT NOT LIMITED TO THE WARRANTIES OF MERCHANTABILITY, FITNESS FOR A PARTICULAR PURPOSE AND NONINFRINGEMENT. IN NO EVENT SHALL<text:s/></text:span><text:span text:style-name="T37">THE AUTHORS OR COPYRIGHT HOLDERS</text:span><text:span text:style-name="T38"><text:s/>BE LIABLE FOR ANY CLAIM, DAMAGES OR OTHER LIABILITY, WHETHER IN AN ACTION OF CONTRACT, TORT OR OTHERWISE, ARISING FROM, OUT OF OR IN CONNECTION WITH THE<text:s/></text:span><text:span text:style-name="T39">DOCUMENT<text:s/></text:span><text:span text:style-name="T40">OR THE USE OR OTHER DEALINGS IN THE<text:s/></text:span><text:span text:style-name="T41">DOCUMENT</text:span><text:span text:style-name="T42">.</text:span>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stin Murphy</meta:initial-creator>
    <dc:creator>Justin Murphy</dc:creator>
    <meta:creation-date>2021-09-18T01:02:00Z</meta:creation-date>
    <dc:date>2021-09-18T01:02:00Z</dc:date>
    <meta:template xlink:href="Normal.dotm" xlink:type="simple"/>
    <meta:editing-cycles>1</meta:editing-cycles>
    <meta:editing-duration>PT0S</meta:editing-duration>
    <meta:document-statistic meta:page-count="1" meta:paragraph-count="2" meta:word-count="182" meta:character-count="1223" meta:row-count="8" meta:non-whitespace-character-count="1043"/>
  </office:meta>
</office:document-meta>
</file>